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has proper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1" svg:font-family="'Nimbus Sans 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 P明朝" style:font-size-asian="10.5pt" style:language-asian="ja" style:country-asian="JP" style:font-name-complex="Nimbus Sans 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IPA Pゴシック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Nimbus Sans 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imbus Sans 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 L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Property Document</dc:title>
    <dc:description>This is a comment.</dc:description>
    <dc:subject>property</dc:subject>
    <meta:creation-date>2008-10-12T12:50:33</meta:creation-date>
    <dc:date>2008-10-12T12:52:37</dc:date>
    <meta:keyword>property</meta:keyword>
    <meta:keyword>test</meta:keyword>
    <meta:editing-cycles>2</meta:editing-cycles>
    <meta:editing-duration>PT2M5S</meta:editing-duration>
    <meta:user-defined meta:name="Information1">Value1</meta:user-defined>
    <meta:user-defined meta:name="Information2">Value2</meta:user-defined>
    <meta:user-defined meta:name="Information3">Value3</meta:user-defined>
    <meta:user-defined meta:name="Information4"/>
    <meta:document-statistic meta:table-count="0" meta:image-count="0" meta:object-count="0" meta:page-count="1" meta:paragraph-count="1" meta:word-count="4" meta:character-count="29"/>
  </office:meta>
</office:document-meta>
</file>